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1.192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xml:id="id2" draw:id="id2" draw:layer="layout" svg:width="3.6cm" svg:height="4.6cm" svg:x="6.1cm" svg:y="9.5cm">
          <text:p text:style-name="P1">Arduino</text:p>
          <text:p text:style-name="P1">UNO</text:p>
        </draw:rect>
        <draw:rect draw:style-name="gr1" draw:text-style-name="P1" xml:id="id3" draw:id="id3" draw:layer="layout" svg:width="3cm" svg:height="1cm" svg:x="11.8cm" svg:y="9.8cm">
          <text:p text:style-name="P1">LCD</text:p>
        </draw:rect>
        <draw:rect draw:style-name="gr1" draw:text-style-name="P1" xml:id="id1" draw:id="id1" draw:layer="layout" svg:width="3cm" svg:height="1cm" svg:x="11.9cm" svg:y="12.1cm">
          <text:p text:style-name="P1">Micro SD</text:p>
        </draw:rect>
        <draw:connector draw:style-name="gr2" draw:text-style-name="P1" draw:layer="layout" svg:x1="13.4cm" svg:y1="13.1cm" svg:x2="7.9cm" svg:y2="14.1cm" draw:start-shape="id1" draw:start-glue-point="2" draw:end-shape="id2" svg:d="M13400 13100v1501h-5500v-501">
          <text:p/>
        </draw:connector>
        <draw:connector draw:style-name="gr3" draw:text-style-name="P1" draw:layer="layout" svg:x1="9.7cm" svg:y1="11.8cm" svg:x2="13.3cm" svg:y2="10.8cm" draw:start-shape="id2" draw:start-glue-point="1" draw:end-shape="id3" draw:end-glue-point="2" svg:d="M9700 11800h3600v-1000">
          <text:p/>
        </draw:connector>
        <draw:rect draw:style-name="gr1" draw:text-style-name="P1" xml:id="id4" draw:id="id4" draw:layer="layout" svg:width="1.3cm" svg:height="0.7cm" svg:x="3.4cm" svg:y="10.1cm">
          <text:p text:style-name="P1">按鍵</text:p>
        </draw:rect>
        <draw:rect draw:style-name="gr1" draw:text-style-name="P1" xml:id="id5" draw:id="id5" draw:layer="layout" svg:width="1.3cm" svg:height="0.7cm" svg:x="3.4cm" svg:y="11.8cm">
          <text:p text:style-name="P1">VR</text:p>
        </draw:rect>
        <draw:connector draw:style-name="gr3" draw:text-style-name="P1" draw:layer="layout" svg:x1="4.7cm" svg:y1="10.45cm" svg:x2="6.1cm" svg:y2="11.8cm" draw:start-shape="id4" draw:start-glue-point="1" draw:end-shape="id2" svg:d="M4700 10450h700v1350h700">
          <text:p/>
        </draw:connector>
        <draw:connector draw:style-name="gr3" draw:text-style-name="P1" draw:layer="layout" svg:x1="4.7cm" svg:y1="12.15cm" svg:x2="6.1cm" svg:y2="11.8cm" draw:start-shape="id5" draw:start-glue-point="1" draw:end-shape="id2" draw:end-glue-point="3" svg:d="M4700 12150h700v-350h700">
          <text:p/>
        </draw:connector>
        <draw:frame draw:style-name="gr4" draw:text-style-name="P2" draw:layer="layout" svg:width="2cm" svg:height="0.6cm" svg:x="10.3cm" svg:y="11.1cm">
          <draw:text-box>
            <text:p text:style-name="P2"><text:span text:style-name="T1">SCLK,SDA</text:span></text:p>
          </draw:text-box>
        </draw:frame>
        <draw:frame draw:style-name="gr5" draw:text-style-name="P2" draw:layer="layout" svg:width="2.2cm" svg:height="1.523cm" svg:x="10cm" svg:y="14.858cm">
          <draw:text-box>
            <text:p text:style-name="P2"><text:span text:style-name="T1">12:MISO,</text:span></text:p>
            <text:p text:style-name="P2"><text:span text:style-name="T1">11:MOSI,</text:span></text:p>
            <text:p text:style-name="P2"><text:span text:style-name="T1">13:CLK</text:span></text:p>
            <text:p text:style-name="P2"><text:span text:style-name="T1">10:CS</text:span></text:p>
          </draw:text-box>
        </draw:frame>
        <draw:frame draw:style-name="gr6" draw:text-style-name="P2" draw:layer="layout" svg:width="1cm" svg:height="0.569cm" svg:x="3.6cm" svg:y="12.7cm">
          <draw:text-box>
            <text:p text:style-name="P2"><text:span text:style-name="T1">A0</text:span></text:p>
          </draw:text-box>
        </draw:frame>
        <draw:frame draw:style-name="gr6" draw:text-style-name="P2" draw:layer="layout" svg:width="0.6cm" svg:height="0.569cm" svg:x="3.6cm" svg:y="10.9cm">
          <draw:text-box>
            <text:p text:style-name="P2"><text:span text:style-name="T1">7</text:span></text:p>
          </draw:text-box>
        </draw:frame>
        <draw:frame draw:style-name="gr4" draw:text-style-name="P2" draw:layer="layout" svg:width="2.1cm" svg:height="0.624cm" svg:x="12.4cm" svg:y="9.1cm">
          <draw:text-box>
            <text:p text:style-name="P2"><text:span text:style-name="T1">VCC</text:span><text:span text:style-name="T1">接</text:span><text:span text:style-name="T1">5V</text:span></text:p>
          </draw:text-box>
        </draw:frame>
        <draw:frame draw:style-name="gr4" draw:text-style-name="P2" draw:layer="layout" svg:width="2.1cm" svg:height="0.624cm" svg:x="14.1cm" svg:y="13.3cm">
          <draw:text-box>
            <text:p text:style-name="P2"><text:span text:style-name="T1">VCC</text:span><text:span text:style-name="T1">接</text:span><text:span text:style-name="T1">5V</text:span></text:p>
          </draw:text-box>
        </draw:frame>
        <draw:frame draw:style-name="gr7" draw:text-style-name="P2" draw:layer="layout" svg:width="1.9cm" svg:height="1.5cm" svg:x="3.3cm" svg:y="13.3cm">
          <draw:text-box>
            <text:p text:style-name="P2"><text:span text:style-name="T1">1</text:span><text:span text:style-name="T1">：</text:span><text:span text:style-name="T1">GND</text:span></text:p>
            <text:p text:style-name="P2"><text:span text:style-name="T1">2</text:span><text:span text:style-name="T1">：</text:span><text:span text:style-name="T1">A0</text:span></text:p>
            <text:p text:style-name="P2"><text:span text:style-name="T1">3</text:span><text:span text:style-name="T1">：</text:span><text:span text:style-name="T1">3.3V</text:span></text:p>
          </draw:text-box>
        </draw:frame>
        <draw:frame draw:style-name="gr8" draw:text-style-name="P2" draw:layer="layout" svg:width="1.7cm" svg:height="0.997cm" svg:x="15.1cm" svg:y="9.9cm">
          <draw:text-box>
            <text:p text:style-name="P2"><text:span text:style-name="T1">LCD:</text:span><text:span text:style-name="T1">位址</text:span><text:span text:style-name="T1">0x2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1-02T13:22:19.42</meta:creation-date>
    <dc:date>2024-01-02T13:40:09.82</dc:date>
    <meta:editing-duration>PT2M30S</meta:editing-duration>
    <meta:editing-cycles>1</meta:editing-cycles>
    <meta:document-statistic meta:object-count="17"/>
    <meta:generator>OpenOffice/4.1.10$Win32 OpenOffice.org_project/4110m2$Build-9807</meta:generator>
  </office:meta>
</office:document-meta>
</file>